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MAN PUCLLA, YONY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MAN PUCLLA, YON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AMANI APAZA, JAIME FELIX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6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2" office:value-type="string">
            <text:p text:style-name="P9">Cant.Cajas: <text:span text:style-name="T11">1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8698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3:40:0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